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095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5" draw:text-style-name="P1" draw:layer="layout" svg:width="25.6cm" svg:height="10.384cm" svg:x="1.6cm" svg:y="1.728cm">
          <draw:text-box>
            <text:p><text:span text:style-name="T1">$git branch -b </text:span><text:span text:style-name="T1">[new </text:span><text:span text:style-name="T1">branch] //new </text:span><text:span text:style-name="T1">branch</text:span><text:span text:style-name="T1">を作成</text:span></text:p>
            <text:p><text:span text:style-name="T1"/></text:p>
            <text:p><text:span text:style-name="T1">$git diff [branch </text:span><text:span text:style-name="T1">A] [branch </text:span><text:span text:style-name="T1">B] //branch</text:span><text:span text:style-name="T1">間の</text:span><text:span text:style-name="T1">差分を見る</text:span></text:p>
            <text:p><text:span text:style-name="T1"/></text:p>
            <text:p><text:span text:style-name="T1">$git reset </text:span><text:span text:style-name="T1">--hard [commit </text:span><text:span text:style-name="T1">hash] // </text:span><text:span text:style-name="T1">前の</text:span><text:span text:style-name="T1">commit</text:span><text:span text:style-name="T1">の状態</text:span><text:span text:style-name="T1">に戻り、それ以</text:span><text:span text:style-name="T1">降の変更は破棄</text:span><text:span text:style-name="T1">する。消えてしま</text:span><text:span text:style-name="T1">う。</text:span></text:p>
            <text:p><text:span text:style-name="T1">$git reset </text:span><text:span text:style-name="T1">--hard </text:span><text:span text:style-name="T1">HEAD^n //</text:span><text:span text:style-name="T1">とし</text:span><text:span text:style-name="T1">て、戻るステップ</text:span><text:span text:style-name="T1">数</text:span><text:span text:style-name="T1">n</text:span><text:span text:style-name="T1">を指定するこ</text:span><text:span text:style-name="T1">とも可能。</text:span></text:p>
            <text:p><text:span text:style-name="T1"/></text:p>
            <text:p><text:span text:style-name="T1">$git reset </text:span><text:span text:style-name="T1">[commit </text:span><text:span text:style-name="T1">hash] //</text:span><text:span text:style-name="T1">前の</text:span><text:span text:style-name="T1">commit</text:span><text:span text:style-name="T1">の状態</text:span><text:span text:style-name="T1">に戻るが、それ</text:span><text:span text:style-name="T1">以降の変更は</text:span><text:span text:style-name="T1">stage, commit</text:span><text:span text:style-name="T1">されていないも</text:span><text:span text:style-name="T1">のの、編集自体</text:span><text:span text:style-name="T1">は残る。ま</text:span><text:span text:style-name="T1">た、</text:span><text:span text:style-name="T1">commit</text:span><text:span text:style-name="T1">する</text:span><text:span text:style-name="T1">ことができる。同</text:span><text:span text:style-name="T1">様に下記でも</text:span><text:span text:style-name="T1">OK</text:span></text:p>
            <text:p><text:span text:style-name="T1">$git reset </text:span><text:span text:style-name="T1">HEAD^n</text:span></text:p>
            <text:p><text:span text:style-name="T1"/></text:p>
            <text:p><text:span text:style-name="T1"/></text:p>
            <text:p><text:span text:style-name="T1">$git branch -m </text:span><text:span text:style-name="T1">[current name] </text:span><text:span text:style-name="T1">[new name] </text:span><text:span text:style-name="T1">//branch</text:span><text:span text:style-name="T1">の名前</text:span><text:span text:style-name="T1">変更</text:span></text:p>
            <text:p><text:span text:style-name="T1"/></text:p>
          </draw:text-box>
        </draw:frame>
        <draw:frame draw:style-name="gr1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5" draw:text-style-name="P1" draw:layer="layout" svg:width="25.6cm" svg:height="6.273cm" svg:x="1.6cm" svg:y="13.4cm">
          <draw:text-box>
            <text:p><text:span text:style-name="T1">$git checkout -b newbranch // master</text:span><text:span text:style-name="T1">から</text:span><text:span text:style-name="T1">newbranch</text:span><text:span text:style-name="T1">を作成。</text:span></text:p>
            <text:p><text:span text:style-name="T1">いろいろと編集して、作業がうまくいったら、</text:span></text:p>
            <text:p><text:span text:style-name="T1">$git checkout master</text:span></text:p>
            <text:p><text:span text:style-name="T1">$git merge newbranch // newbranch</text:span><text:span text:style-name="T1">の変更を</text:span><text:span text:style-name="T1">master</text:span><text:span text:style-name="T1">へマージする。これは</text:span><text:span text:style-name="T1">newbranch</text:span><text:span text:style-name="T1">の親が</text:span><text:span text:style-name="T1">master</text:span><text:span text:style-name="T1">であり、分岐後に</text:span><text:span text:style-name="T1">master</text:span><text:span text:style-name="T1">を編集してないから成立する。</text:span><text:span text:style-name="T1">commit log</text:span><text:span text:style-name="T1">もマージされる。完全にマージされたら、</text:span><text:span text:style-name="T1">newbranch</text:span><text:span text:style-name="T1">は削除したほうがいい。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5:38:01.715402050</dc:date>
    <meta:editing-duration>PT4H58M52S</meta:editing-duration>
    <meta:editing-cycles>39</meta:editing-cycles>
    <meta:generator>LibreOffice/5.1.6.2$Linux_X86_64 LibreOffice_project/10m0$Build-2</meta:generator>
    <meta:document-statistic meta:object-count="39"/>
  </office:meta>
</office:document-meta>
</file>